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3fbb" officeooo:paragraph-rsid="00123fbb"/>
    </style:style>
    <style:style style:name="P2" style:family="paragraph" style:parent-style-name="Standard">
      <style:text-properties officeooo:rsid="00123fbb" officeooo:paragraph-rsid="0016d68c"/>
    </style:style>
    <style:style style:name="P3" style:family="paragraph" style:parent-style-name="Standard">
      <style:text-properties officeooo:rsid="00154be4" officeooo:paragraph-rsid="00154be4"/>
    </style:style>
    <style:style style:name="P4" style:family="paragraph" style:parent-style-name="Standard">
      <style:text-properties officeooo:rsid="0016d68c" officeooo:paragraph-rsid="00123fbb"/>
    </style:style>
    <style:style style:name="P5" style:family="paragraph" style:parent-style-name="Standard">
      <style:text-properties officeooo:rsid="0016d68c" officeooo:paragraph-rsid="0016d68c"/>
    </style:style>
    <style:style style:name="T1" style:family="text">
      <style:text-properties officeooo:rsid="00154be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>My perspective of the problem:</text:p>
      <text:p text:style-name="P5">The assignment is about finding the function (f) in y = f(x) to fit the data. This involves the classification task. From the given inputs, there is a pair of data file that contains both observed and ground truth. While the other two observed files, do not contain the ground truth. </text:p>
      <text:p text:style-name="P5"/>
      <text:p text:style-name="P5">Tasks: </text:p>
      <text:p text:style-name="P5">- First task is to find the classification model that fits and given sample data set.</text:p>
      <text:p text:style-name="P5">- Estimate the positions of the emitter.</text:p>
      <text:p text:style-name="P1"/>
      <text:p text:style-name="P5">Solution steps:</text:p>
      <text:p text:style-name="P5"/>
      <text:p text:style-name="P5">Following is the github page (<text:a xlink:type="simple" xlink:href="https://github.com/neelu065/radar_data_classifier.git" text:style-name="Internet_20_link" text:visited-style-name="Visited_20_Internet_20_Link"><text:span text:style-name="T1">radar_data_classifier</text:span></text:a>) that describes the code and instruction to setup the environment <text:span text:style-name="T2">uv </text:span><text:span text:style-name="T3">environment and execute the code. </text:span></text:p>
      <text:p text:style-name="P5"><text:span text:style-name="T5"/></text:p>
      <text:p text:style-name="P5"><text:span text:style-name="T5">Note:</text:span><text:span text:style-name="T3"> Due to time-bound, I could not test the code in other device. Please let me know if any issues during execution. </text:span></text:p>
      <text:p text:style-name="P5"><text:span text:style-name="T3"/></text:p>
      <text:p text:style-name="P5">At the </text:p>
      <text:p text:style-name="P1"/>
      <text:p text:style-name="P1"/>
      <text:p text:style-name="P1"/>
      <text:p text:style-name="P3">Important note:</text:p>
      <text:p text:style-name="P3">- Few of the folders/files won’t be committed to git. However for simplicity to share the assignment and run the script, I am dumping all the inputs, outputs, and data files to the git. Please let me know if you face difficulty in fetching the repository (<text:a xlink:type="simple" xlink:href="https://github.com/neelu065/radar_data_classifier.git" text:style-name="Internet_20_link" text:visited-style-name="Visited_20_Internet_20_Link">radar_data_classifier</text:a>).</text:p>
      <text:p text:style-name="P3"/>
      <text:p text:style-name="P3"/>
      <text:p text:style-name="P3">Further works:</text:p>
      <text:p text:style-name="P3">- Refractor the code by making it in modular format.</text:p>
      <text:p text:style-name="P3">- At this point, I am using uv package manager. It can be easily migrated to container (docker), if required.</text:p>
      <text:p text:style-name="P3">- Other classification models are yet to assessed.</text:p>
      <text:p text:style-name="P3">- If the data is massive, it can be restructured to run process in GPUs using JAX, Pytorch, and/or other tools.</text:p>
      <text:p text:style-name="P3">-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rsid="00123fbb" officeooo:paragraph-rsid="0016d68c"/>
    </style:style>
    <style:style style:name="MP2" style:family="paragraph" style:parent-style-name="Standard">
      <style:text-properties officeooo:rsid="0016d68c" officeooo:paragraph-rsid="0016d68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ssignment: Algorithm Engineer</text:p>
        <text:p text:style-name="MP2">Submitted by: Neelappagouda V Hiregoudar</text:p>
        <text:p text:style-name="MP2">Date: 2026-03-1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4T23:33:05.343050855</meta:creation-date>
    <meta:generator>LibreOffice/24.2.7.2$Linux_X86_64 LibreOffice_project/420$Build-2</meta:generator>
    <dc:date>2026-03-15T12:36:31.360045338</dc:date>
    <meta:editing-duration>PT23M40S</meta:editing-duration>
    <meta:editing-cycles>3</meta:editing-cycles>
    <meta:document-statistic meta:table-count="0" meta:image-count="0" meta:object-count="0" meta:page-count="1" meta:paragraph-count="20" meta:word-count="249" meta:character-count="1460" meta:non-whitespace-character-count="1225"/>
  </office:meta>
</office:document-meta>
</file>